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7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6a07b" style:font-size-asian="18pt" style:font-size-complex="18pt"/>
    </style:style>
    <style:style style:name="P4" style:family="paragraph" style:parent-style-name="Heading_20_1">
      <style:text-properties style:font-name="Fira Sans" fo:font-size="18pt" officeooo:paragraph-rsid="0016a07b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6a07b"/>
    </style:style>
    <style:style style:name="T2" style:family="text">
      <style:text-properties officeooo:rsid="00134e2e"/>
    </style:style>
    <style:style style:name="T3" style:family="text">
      <style:text-properties officeooo:rsid="0017b132"/>
    </style:style>
    <style:style style:name="T4" style:family="text">
      <style:text-properties officeooo:rsid="00034307"/>
    </style:style>
    <style:style style:name="T5" style:family="text">
      <style:text-properties fo:color="#3d7b7b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bbbbbb" loext:opacity="100%"/>
    </style:style>
    <style:style style:name="T8" style:family="text">
      <style:text-properties fo:color="#ba2121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7</text:span></text:p>
      <text:h text:style-name="P2" text:outline-level="1">Question</text:h>
      <text:p text:style-name="P3"><text:span text:style-name="T2">If </text:span><draw:frame draw:style-name="fr1" draw:name="Object1" text:anchor-type="as-char" svg:y="-0.1756in" svg:width="1.9327in" svg:height="0.211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2">then find </text:span><text:span text:style-name="T3">div(F) and curl(F) </text:span></text:p>
      <text:h text:style-name="P4" text:outline-level="1" text:is-list-header="true"><text:span text:style-name="T4">Code</text:span></text:h>
      <text:p text:style-name="P5"><text:span text:style-name="T5"><text:s/>1 <text:s/></text:span><text:span text:style-name="T6">syms</text:span><text:span text:style-name="T7"> </text:span><text:span text:style-name="T8">x</text:span><text:span text:style-name="T7"> </text:span><text:span text:style-name="T8">y</text:span><text:span text:style-name="T7"> </text:span><text:span text:style-name="T8">z</text:span><text:span text:style-name="T6">;</text:span></text:p>
      <text:p text:style-name="P5"><text:span text:style-name="T5"><text:s/>2 <text:s/></text:span><text:span text:style-name="T6">F</text:span><text:span text:style-name="T7"> </text:span><text:span text:style-name="T6">=</text:span><text:span text:style-name="T7"> </text:span><text:span text:style-name="T6">[x</text:span><text:span text:style-name="T9">.^</text:span><text:span text:style-name="T10">log</text:span><text:span text:style-name="T6">(y),</text:span><text:span text:style-name="T7"> </text:span><text:span text:style-name="T6">y</text:span><text:span text:style-name="T9">.^</text:span><text:span text:style-name="T10">log</text:span><text:span text:style-name="T6">(x),</text:span><text:span text:style-name="T7"> </text:span><text:span text:style-name="T6">z</text:span><text:span text:style-name="T9">.^</text:span><text:span text:style-name="T10">log</text:span><text:span text:style-name="T6">(x</text:span><text:span text:style-name="T9">*</text:span><text:span text:style-name="T6">y)];</text:span></text:p>
      <text:p text:style-name="P5"><text:span text:style-name="T5"><text:s/>3 <text:s/></text:span><text:span text:style-name="T10">disp</text:span><text:span text:style-name="T6">(</text:span><text:span text:style-name="T8">'Vector Function F = '</text:span><text:span text:style-name="T6">);</text:span></text:p>
      <text:p text:style-name="P5"><text:span text:style-name="T5"><text:s/>4 <text:s/></text:span><text:span text:style-name="T10">disp</text:span><text:span text:style-name="T6">(F);</text:span></text:p>
      <text:p text:style-name="P5"><text:span text:style-name="T5"><text:s/>5 <text:s/></text:span><text:span text:style-name="T6">div_F</text:span><text:span text:style-name="T7"> </text:span><text:span text:style-name="T6">=</text:span><text:span text:style-name="T7"> </text:span><text:span text:style-name="T10">divergence</text:span><text:span text:style-name="T6">(F,[x,y,z]);</text:span></text:p>
      <text:p text:style-name="P5"><text:span text:style-name="T5"><text:s/>6 <text:s/></text:span><text:span text:style-name="T10">disp</text:span><text:span text:style-name="T6">(</text:span><text:span text:style-name="T8">'div(F) at (x,y,z) = '</text:span><text:span text:style-name="T6">);</text:span></text:p>
      <text:p text:style-name="P5"><text:span text:style-name="T5"><text:s/>7 <text:s/></text:span><text:span text:style-name="T10">disp</text:span><text:span text:style-name="T6">(div_F);</text:span></text:p>
      <text:p text:style-name="P5"><text:span text:style-name="T5"><text:s/>8 <text:s/></text:span><text:span text:style-name="T6">curl_F</text:span><text:span text:style-name="T7"> </text:span><text:span text:style-name="T6">=</text:span><text:span text:style-name="T7"> </text:span><text:span text:style-name="T10">curl</text:span><text:span text:style-name="T6">(F,[x,y,z]);</text:span></text:p>
      <text:p text:style-name="P5"><text:span text:style-name="T5"><text:s/>9 <text:s/></text:span><text:span text:style-name="T10">disp</text:span><text:span text:style-name="T6">(</text:span><text:span text:style-name="T8">'curl(F) at (x,y,z) = '</text:span><text:span text:style-name="T6">)</text:span></text:p>
      <text:p text:style-name="P5"><text:span text:style-name="T5">10 <text:s/></text:span><text:span text:style-name="T10">disp</text:span><text:span text:style-name="T6">(curl_F);</text:span></text:p>
      <text:h text:style-name="P6" text:outline-level="1">Output</text:h>
      <text:p text:style-name="P7">&gt;&gt; Assignment_7</text:p>
      <text:p text:style-name="P7">Vector Function F = </text:p>
      <text:p text:style-name="P7">[x^log(y), y^log(x), z^log(x*y)]</text:p>
      <text:p text:style-name="P7"><text:s/></text:p>
      <text:p text:style-name="P7">div(F) at (x,y,z) = </text:p>
      <text:p text:style-name="P7">z^(log(x*y) - 1)*log(x*y) + y^(log(x) - 1)*log(x) + x^(log(y) - 1)*log(y)</text:p>
      <text:p text:style-name="P7"><text:s/></text:p>
      <text:p text:style-name="P7">curl(F) at (x,y,z) = </text:p>
      <text:p text:style-name="P7"><text:s text:c="20"/>(z^log(x*y)*log(z))/y</text:p>
      <text:p text:style-name="P7"><text:s text:c="19"/>-(z^log(x*y)*log(z))/x</text:p>
      <text:p text:style-name="P7">(y^log(x)*log(y))/x - (x^log(y)*log(x))/y</text:p>
      <text:p text:style-name="P7"><text:s/></text:p>
      <text:p text:style-name="P7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60d7a"/>
    </style:style>
    <style:style style:name="MT3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2">10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7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09T21:36:26.821907361</dc:date>
    <meta:editing-duration>PT44M3S</meta:editing-duration>
    <meta:editing-cycles>13</meta:editing-cycles>
    <meta:generator>LibreOffice/24.8.4.2$Linux_X86_64 LibreOffice_project/480$Build-2</meta:generator>
    <meta:print-date>2025-02-09T21:36:17.506835215</meta:print-date>
    <meta:printed-by>PDF files</meta:printed-by>
    <meta:document-statistic meta:table-count="0" meta:image-count="0" meta:object-count="1" meta:page-count="1" meta:paragraph-count="31" meta:word-count="98" meta:character-count="702" meta:non-whitespace-character-count="566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sup>
          <mi>x</mi>
          <mrow>
            <mi>log</mi>
            <mrow>
              <mo fence="true" form="prefix" stretchy="false">(</mo>
              <mrow>
                <mi>y</mi>
              </mrow>
              <mo fence="true" form="postfix" stretchy="false">)</mo>
            </mrow>
          </mrow>
        </msup>
      </mrow>
      <mrow>
        <mover accent="true">
          <mi>i</mi>
          <mo stretchy="false">^</mo>
        </mover>
        <mo stretchy="false">+</mo>
        <msup>
          <mi>y</mi>
          <mrow>
            <mi>lo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up>
      </mrow>
      <mrow>
        <mover accent="true">
          <mi>j</mi>
          <mo stretchy="false">^</mo>
        </mover>
        <mo stretchy="false">+</mo>
        <msup>
          <mi>z</mi>
          <mrow>
            <mi>log</mi>
            <mrow>
              <mo fence="true" form="prefix" stretchy="false">(</mo>
              <mrow>
                <mi mathvariant="italic">xy</mi>
              </mrow>
              <mo fence="true" form="postfix" stretchy="false">)</mo>
            </mrow>
          </mrow>
        </msup>
      </mrow>
      <mover accent="true">
        <mi>k</mi>
        <mo stretchy="false">^</mo>
      </mover>
    </mrow>
    <annotation encoding="StarMath 5.0">F = x ^ {log(y)} hat i + y ^ {log(x)} hat j + z ^ {log(xy)} hat k</annotation>
  </semantics>
</math>
</file>